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907" officeooo:paragraph-rsid="001409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fi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9:50:44.243912470</meta:creation-date>
    <dc:date>2020-02-26T19:51:33.541331891</dc:date>
    <meta:editing-duration>PT5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3.4.2$Linux_X86_64 LibreOffice_project/30$Build-2</meta:generator>
  </office:meta>
</office:document-meta>
</file>